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sup>
          <mi mathvariant="italic">Rb</mi>
          <mn>1</mn>
        </msup>
        <mo stretchy="false">=</mo>
        <mrow>
          <mi mathvariant="italic">Rb</mi>
          <mo stretchy="false">+</mo>
          <mi>K</mi>
        </mrow>
      </mrow>
      <mi>x</mi>
      <mrow>
        <mo fence="true" form="prefix" stretchy="false">(</mo>
        <mrow>
          <mrow>
            <mn>1</mn>
            <mo stretchy="false">−</mo>
            <mi mathvariant="italic">Sa</mi>
            <mo stretchy="false">−</mo>
            <mi mathvariant="italic">Eb</mi>
          </mrow>
        </mrow>
        <mo fence="true" form="postfix" stretchy="false">)</mo>
      </mrow>
    </mrow>
    <annotation encoding="StarMath 5.0">Rb^1 = Rb + K x (1 - Sa - Eb)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0:20:44.020636186</meta:creation-date>
    <dc:date>2026-04-17T10:21:14.270127126</dc:date>
    <meta:editing-duration>PT30S</meta:editing-duration>
    <meta:editing-cycles>1</meta:editing-cycles>
    <meta:generator>LibreOffice/25.8.5.2$Linux_X86_64 LibreOffice_project/580$Build-2</meta:generator>
  </office:meta>
</office:document-meta>
</file>